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448cm" style:rel-width="85%" table:align="left"/>
    </style:style>
    <style:style style:name="Table2.A" style:family="table-column">
      <style:table-column-properties style:column-width="14.448cm" style:rel-column-width="55701*"/>
    </style:style>
    <style:style style:name="Table2.A1" style:family="table-cell">
      <style:table-cell-properties style:vertical-align="middle" style:border-line-width="0.002cm 0.088cm 0.002cm" fo:padding="0.132cm" fo:border="2.6pt double #808080"/>
    </style:style>
    <style:style style:name="Table4" style:family="table">
      <style:table-properties style:width="14.448cm" style:rel-width="85%" table:align="left"/>
    </style:style>
    <style:style style:name="Table4.A" style:family="table-column">
      <style:table-column-properties style:column-width="14.448cm" style:rel-column-width="55701*"/>
    </style:style>
    <style:style style:name="Table4.A1" style:family="table-cell">
      <style:table-cell-properties style:vertical-align="middle" style:border-line-width="0.002cm 0.088cm 0.002cm" fo:padding="0.132cm" fo:border="2.6pt double #808080"/>
    </style:style>
    <style:style style:name="Table9" style:family="table">
      <style:table-properties style:width="14.448cm" style:rel-width="85%" table:align="left"/>
    </style:style>
    <style:style style:name="Table9.A" style:family="table-column">
      <style:table-column-properties style:column-width="14.448cm" style:rel-column-width="55701*"/>
    </style:style>
    <style:style style:name="Table9.A1" style:family="table-cell">
      <style:table-cell-properties style:vertical-align="middle" style:border-line-width="0.002cm 0.088cm 0.002cm" fo:padding="0.132cm" fo:border="2.6pt double #808080"/>
    </style:style>
    <style:style style:name="Table10" style:family="table">
      <style:table-properties style:width="14.448cm" style:rel-width="85%" table:align="left"/>
    </style:style>
    <style:style style:name="Table10.A" style:family="table-column">
      <style:table-column-properties style:column-width="14.448cm" style:rel-column-width="55701*"/>
    </style:style>
    <style:style style:name="Table10.A1" style:family="table-cell">
      <style:table-cell-properties style:vertical-align="middle" style:border-line-width="0.002cm 0.088cm 0.002cm" fo:padding="0.132cm" fo:border="2.6pt double #808080"/>
    </style:style>
    <style:style style:name="Table18" style:family="table">
      <style:table-properties style:width="14.448cm" style:rel-width="85%" table:align="left"/>
    </style:style>
    <style:style style:name="Table18.A" style:family="table-column">
      <style:table-column-properties style:column-width="14.448cm" style:rel-column-width="55701*"/>
    </style:style>
    <style:style style:name="Table18.A1" style:family="table-cell">
      <style:table-cell-properties style:vertical-align="middle" style:border-line-width="0.002cm 0.088cm 0.002cm" fo:padding="0.132cm" fo:border="2.6pt double #808080"/>
    </style:style>
    <style:style style:name="Table13" style:family="table">
      <style:table-properties style:width="14.448cm" style:rel-width="85%" table:align="left"/>
    </style:style>
    <style:style style:name="Table13.A" style:family="table-column">
      <style:table-column-properties style:column-width="14.448cm" style:rel-column-width="55701*"/>
    </style:style>
    <style:style style:name="Table13.A1" style:family="table-cell">
      <style:table-cell-properties style:vertical-align="middle" style:border-line-width="0.002cm 0.088cm 0.002cm" fo:padding="0.132cm" fo:border="2.6pt double #808080"/>
    </style:style>
    <style:style style:name="Table14" style:family="table">
      <style:table-properties style:width="14.448cm" style:rel-width="85%" table:align="left"/>
    </style:style>
    <style:style style:name="Table14.A" style:family="table-column">
      <style:table-column-properties style:column-width="14.448cm" style:rel-column-width="55701*"/>
    </style:style>
    <style:style style:name="Table14.A1" style:family="table-cell">
      <style:table-cell-properties style:vertical-align="middle" style:border-line-width="0.002cm 0.088cm 0.002cm" fo:padding="0.132cm" fo:border="2.6pt double #80808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able_20_Heading">
      <style:paragraph-properties fo:margin-left="-16.258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Heading">
      <style:paragraph-properties fo:margin-left="-5.002cm" fo:margin-right="0cm" fo:margin-top="0cm" fo:margin-bottom="0cm" style:contextual-spacing="false" fo:text-indent="0cm" style:auto-text-indent="false"/>
    </style:style>
    <style:style style:name="P7" style:family="paragraph" style:parent-style-name="Table_20_Heading">
      <style:paragraph-properties fo:margin-left="-5.002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8" style:family="paragraph" style:parent-style-name="Table_20_Heading">
      <style:paragraph-properties fo:margin-left="-17.508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9" style:family="paragraph" style:parent-style-name="Table_20_Heading">
      <style:paragraph-properties fo:margin-left="-13.757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Heading">
      <style:paragraph-properties fo:margin-left="-15.007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Table_20_Heading">
      <style:paragraph-properties fo:margin-left="-18.759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Table_20_Heading">
      <style:paragraph-properties fo:margin-left="-11.255cm" fo:margin-right="0cm" fo:margin-top="0cm" fo:margin-bottom="0cm" style:contextual-spacing="false" fo:text-indent="0cm" style:auto-text-indent="false"/>
    </style:style>
    <style:style style:name="P13" style:family="paragraph" style:parent-style-name="Table_20_Heading">
      <style:paragraph-properties fo:margin-left="-11.255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4" style:family="paragraph" style:parent-style-name="Table_20_Heading">
      <style:paragraph-properties fo:margin-left="-12.506cm" fo:margin-right="0cm" fo:margin-top="0cm" fo:margin-bottom="0cm" style:contextual-spacing="false" fo:text-indent="0cm" style:auto-text-indent="false"/>
    </style:style>
    <style:style style:name="P15" style:family="paragraph" style:parent-style-name="Table_20_Heading">
      <style:paragraph-properties fo:margin-left="-12.506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">
      <style:paragraph-properties fo:margin-left="-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50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LETIN 32 XPath(Ejes)</text:p>
      <text:p text:style-name="P1"><text:s text:c="16"/></text:p>
      <text:p text:style-name="P4"><text:s text:c="32"/>1 - Dado el siguiente XML:</text:p>
      <table:table table:name="Table2" table:style-name="Table2">
        <table:table-column table:style-name="Table2.A"/>
        <table:table-row table:style-name="TableLine2042787573136">
          <table:table-cell table:style-name="Table2.A1" office:value-type="string">
            <text:p text:style-name="P5"><text:line-break/>     &lt;AAA&gt; <text:line-break/>          &lt;BBB&gt; <text:line-break/>               &lt;CCC/&gt; <text:line-break/>               &lt;ZZZ/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FFF&gt; <text:line-break/>                         &lt;HHH/&gt; <text:line-break/>                         &lt;GGG&gt; <text:line-break/>                              &lt;JJJ&gt; <text:line-break/>                                   &lt;QQQ/&gt; <text:line-break/>                              &lt;/JJJ&gt; <text:line-break/>                              &lt;JJJ/&gt; <text:line-break/>                         &lt;/GGG&gt; <text:line-break/>                         &lt;HHH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</text:p>
          </table:table-cell>
        </table:table-row>
      </table:table>
      <text:p text:style-name="P7"><text:s text:c="6"/><text:bookmark text:name="b9b1c13c2911"/>Indica los elementos seleccionados con las expresiones siguientes:   </text:p>
      <text:p text:style-name="P8"><text:s text:c="40"/>a) <text:s/>//GGG/ancestor::*</text:p>
      <text:p text:style-name="P9"><text:s text:c="10"/>b) <text:s/>//GGG/descendant::*</text:p>
      <text:p text:style-name="P9"><text:s text:c="6"/>c) //GGG/following::*</text:p>
      <text:p text:style-name="P9"><text:s text:c="6"/>d) <text:s/>//GGG/preceding::*</text:p>
      <text:p text:style-name="P10"><text:s text:c="7"/>e) <text:s/>//GGG/self::*</text:p>
      <text:p text:style-name="P8"/>
      <text:p text:style-name="P1"/>
      <text:p text:style-name="P2"/>
      <text:p text:style-name="P2">2- Dado el XML:</text:p>
      <table:table table:name="Table4" table:style-name="Table4">
        <table:table-column table:style-name="Table4.A"/>
        <table:table-row table:style-name="TableLine2042787577216">
          <table:table-cell table:style-name="Table4.A1" office:value-type="string">
            <text:p text:style-name="P5">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p>
          </table:table-cell>
        </table:table-row>
      </table:table>
      <text:p text:style-name="P1">Indica los elementos seleccionados con las expresiones siguientes:</text:p>
      <text:p text:style-name="P1">a) /descendant::*</text:p>
      <text:p text:style-name="P1">b)/AAA/BBB/descendant::* </text:p>
      <text:p text:style-name="P1">c) //CCC/descendant::*</text:p>
      <text:list xml:id="list2846637867" text:style-name="L1">
        <text:list-header>
          <text:p text:style-name="P16">d) //CCC/descendant::DDD </text:p>
        </text:list-header>
      </text:list>
      <text:p text:style-name="P1"/>
      <text:p text:style-name="P1"/>
      <text:p text:style-name="P1"/>
      <text:p text:style-name="P1"><text:soft-page-break/>3- Seleciona el padre de cada elemento DDD (parent) en:</text:p>
      <table:table table:name="Table9" table:style-name="Table9">
        <table:table-column table:style-name="Table9.A"/>
        <table:table-row table:style-name="TableLine2042787581840">
          <table:table-cell table:style-name="Table9.A1" office:value-type="string">
            <text:p text:style-name="P5">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p>
          </table:table-cell>
        </table:table-row>
      </table:table>
      <text:p text:style-name="P1"/>
      <text:p text:style-name="P1">4- Dado:</text:p>
      <table:table table:name="Table10" table:style-name="Table10">
        <table:table-column table:style-name="Table10.A"/>
        <table:table-row table:style-name="TableLine2042787587824">
          <table:table-cell table:style-name="Table10.A1" office:value-type="string">
            <text:p text:style-name="Table_20_Contents"><text:line-break/>    <text:span text:style-name="T1"> 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span></text:p>
          </table:table-cell>
        </table:table-row>
      </table:table>
      <text:p text:style-name="P1">Indica los elementos seleccionados con las expresiones siguientes:</text:p>
      <text:p text:style-name="P1">a) /AAA/BBB/DDD/CCC/EEE/ancestor::*</text:p>
      <text:p text:style-name="P1">b) //FFF/ancestor::*</text:p>
      <text:p text:style-name="P1"/>
      <text:p text:style-name="P1">5- Sea el documento siguiente:</text:p>
      <table:table table:name="Table18" table:style-name="Table18">
        <table:table-column table:style-name="Table18.A"/>
        <table:table-row table:style-name="TableLine2042787571232">
          <table:table-cell table:style-name="Table18.A1" office:value-type="string">
            <text:p text:style-name="P5">&lt;AAA&gt; <text:line-break/>          &lt;BBB&gt; <text:line-break/>               &lt;CCC/&gt; <text:line-break/>               &lt;ZZZ&gt; <text:line-break/>                    &lt;DDD/&gt; <text:line-break/>                    &lt;DDD&gt; <text:line-break/>                         &lt;EEE/&gt; <text:line-break/>                    &lt;/DDD&gt; <text:line-break/>               &lt;/ZZZ&gt; <text:line-break/>               &lt;FFF&gt; <text:line-break/>                    &lt;GGG/&gt; <text:line-break/>               &lt;/FFF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<text:soft-page-break/>          &lt;/XXX&gt; <text:line-break/>          &lt;CCC&gt; <text:line-break/>               &lt;DDD/&gt; <text:line-break/>          &lt;/CCC&gt; <text:line-break/>     &lt;/AAA&gt; </text:p>
          </table:table-cell>
        </table:table-row>
      </table:table>
      <text:p text:style-name="P7"><text:bookmark text:name="b9b1c13c292"/>Indica los elementos seleccionados con las expresiones siguientes:   </text:p>
      <text:p text:style-name="P9"><text:s text:c="20"/>a) /AAA/XXX/following::*</text:p>
      <text:p text:style-name="P10"><text:s text:c="20"/>b) //ZZZ/following::*</text:p>
      <text:p text:style-name="P11"/>
      <text:p text:style-name="P1">6- En el siguiente XML:</text:p>
      <table:table table:name="Table13" table:style-name="Table13">
        <table:table-column table:style-name="Table13.A"/>
        <table:table-row table:style-name="TableLine2042787574768">
          <table:table-cell table:style-name="Table13.A1" office:value-type="string">
            <text:p text:style-name="Table_20_Contents">     <text:span text:style-name="T1">&lt;AAA&gt; <text:line-break/>          &lt;BBB&gt; <text:line-break/>               &lt;CCC/&gt; <text:line-break/>               &lt;DDD/&gt; <text:line-break/>          &lt;/BBB&gt; </text:span><text:line-break/><text:span text:style-name="T1"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 </text:span></text:p>
          </table:table-cell>
        </table:table-row>
      </table:table>
      <text:p text:style-name="P12"/>
      <text:p text:style-name="P6"><text:bookmark text:name="b9b1c13c29"/><text:span text:style-name="T2">Indica los elementos seleccionados con las expresiones siguientes:</text:span>   </text:p>
      <text:p text:style-name="P12"><text:s text:c="4"/>a) <text:s/>/AAA/BBB/following-sibling::*</text:p>
      <text:p text:style-name="P14"><text:s text:c="8"/>b) //CCC/following-sibling::*</text:p>
      <text:p text:style-name="P1">7 - En el XML siguiente:</text:p>
      <table:table table:name="Table14" table:style-name="Table14">
        <table:table-column table:style-name="Table14.A"/>
        <table:table-row table:style-name="TableLine2042787571504">
          <table:table-cell table:style-name="Table14.A1" office:value-type="string">
            <text:p text:style-name="Table_20_Contents"><text:span text:style-name="T1">&lt;AAA&gt; <text:line-break/>          &lt;BBB&gt; <text:line-break/>               &lt;CCC/&gt; <text:line-break/>               &lt;DDD/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/text:span><text:line-break/>        <text:span text:style-name="T1">  &lt;/CCC&gt; <text:line-break/>     &lt;/AAA&gt; </text:span></text:p>
          </table:table-cell>
        </table:table-row>
      </table:table>
      <text:p text:style-name="P7"><text:bookmark text:name="b9b1c13c291"/>Indica los elementos seleccionados con las expresiones siguientes:   </text:p>
      <text:p text:style-name="P13"><text:s text:c="3"/>a) <text:s/>/AAA/XXX/preceding-sibling::</text:p>
      <text:p text:style-name="P15"><text:s text:c="7"/>b) //CCC/preceding-sibling::*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1-03-31T13:28:18</meta:creation-date>
    <dc:date>2015-04-13T21:30:09.87</dc:date>
    <meta:print-date>2015-04-13T21:29:38.86</meta:print-date>
    <dc:language>es-ES</dc:language>
    <meta:editing-cycles>8</meta:editing-cycles>
    <meta:editing-duration>PT05H23M34S</meta:editing-duration>
    <dc:creator>e e</dc:creator>
    <meta:printed-by>e e</meta:printed-by>
    <meta:document-statistic meta:table-count="7" meta:image-count="0" meta:object-count="0" meta:page-count="3" meta:paragraph-count="39" meta:word-count="271" meta:character-count="4735" meta:non-whitespace-character-count="1757"/>
    <meta:user-defined meta:name="Info 1"/>
    <meta:user-defined meta:name="Info 2"/>
    <meta:user-defined meta:name="Info 3"/>
    <meta:user-defined meta:name="Info 4"/>
  </office:meta>
</office:document-meta>
</file>